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3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</style:style>
    <style:style style:name="P4" style:family="paragraph" style:parent-style-name="Heading_20_1">
      <style:paragraph-properties fo:line-height="110%"/>
    </style:style>
    <style:style style:name="P5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</style:style>
    <style:style style:name="T1" style:family="text">
      <style:text-properties fo:color="#4c4c4c"/>
    </style:style>
    <style:style style:name="T2" style:family="text">
      <style:text-properties fo:color="#4c4c4c" officeooo:rsid="00026311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0a549" style:font-style-asian="italic" style:font-style-complex="italic"/>
    </style:style>
    <style:style style:name="T7" style:family="text">
      <style:text-properties officeooo:rsid="0000a549"/>
    </style:style>
    <style:style style:name="T8" style:family="text">
      <style:text-properties officeooo:rsid="000a5f86"/>
    </style:style>
    <style:style style:name="T9" style:family="text">
      <style:text-properties officeooo:rsid="000c3109"/>
    </style:style>
    <style:style style:name="T10" style:family="text">
      <style:text-properties officeooo:rsid="000d91a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2">MyCoRe:<text:tab/><text:span text:style-name="T4">My</text:span> <text:span text:style-name="T4">Co</text:span>ntent <text:span text:style-name="T4">Re</text:span>pository, sprich ['maikɔːr]</text:p>
      <text:p text:style-name="P2">Lizenz:<text:tab/><text:span text:style-name="T4">Freie Software</text:span> unter der <text:span text:style-name="T5">GNU General Public License</text:span> (GPL) </text:p>
      <text:p text:style-name="P2">Entwickler:<text:tab/><text:span text:style-name="T4">MyCoRe-Community</text:span></text:p>
      <text:p text:style-name="P2">Homepage: <text:tab/><text:span text:style-name="T4">http://www.mycore.de</text:span></text:p>
      <text:p text:style-name="P2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2">Sprache:<text:tab/>Sprache der MyCoRe-Anwendung ist anpassbar, Dokumentation in deutsch</text:p>
      <text:p text:style-name="P2">Aktuelle Version:<text:tab/><text:span text:style-name="T7">2014.06</text:span></text:p>
      <text:p text:style-name="P2">Betriebssystem:<text:tab/>Windows, Unix, Linux, Mac OS X</text:p>
      <text:p text:style-name="P5">Systemanforderung:<text:tab/>Web Application Server: Apache Tomcat, Jetty oder IBM WebSphere<text:line-break/>Datenbank: MySQL, IBM DB2, Oracle, HSQLDB (ist in MyCoRe enthalten) oder eine andere relationale Datenbank<text:line-break/>Java <text:span text:style-name="T7">7</text:span> SDK, Apache Ant, SVN-Client </text:p>
      <text:p text:style-name="P2">Download:<text:tab/>http://mycore.sf.net </text:p>
      <text:p text:style-name="P1">Demo-Anwendung:<text:tab/><text:span text:style-name="T4">DocPortal</text:span> <text:line-break/><text:tab/>In DocPortal können Dokumente wie zum Beispiel Dissertationen mit ihren<text:line-break/><text:tab/>bibliografischen Daten (Metadaten) erfasst werden und sind dann in<text:line-break/><text:tab/>DocPortal recherchierbar. URL: http://www.mycore.de:8291/ </text:p>
      <text:p text:style-name="P3">Funktionalität:<text:tab/>MyCoRe stellt alle Grundfunktionen von Dokumenten- und Publikationsservern bereit. Durch Anpassungen in XML, XSL <text:span text:style-name="T8">und CSS</text:span> können eigene Weban­wendungen mit MyCoRe entwickelt werden. Die Suchfunktion ermöglicht Recherche in Metadaten, Volltexten und XML-Strukturen. Einfache oder auch umfangreichere Suchmasken können selbst definiert werden. Komplexe Such­anfragen können auch in einer eigenen Abfragesprache mit Platzhaltern und booleschen Operatoren durchgeführt werden. Grundfunktionen der Benutzung über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Unterstützt werden Standards in den Metadaten (<text:span text:style-name="T6">MODS</text:span>, XMetaDiss, Epicur) und in Klassifikationen (z.B. DDC). Metadatenmodelle sind anpassbar und erweiterbar. <text:span text:style-name="T5">Persistente Identifier</text:span> (URNs) sichern den dauerhaften Zugriff auf die Daten. Schnittstellen und Protokolle werden unterstützt, wie z.B. das <text:span text:style-name="T5">OAI Protocol for Metadata Harvesting</text:span>, das <text:span text:style-name="T5">Simple Web-service Offering Repository Deposit</text:span> (SWORD), Web Services (SOAP) als Schnittstelle für Suche im Repositorium, Suchanfragen im <text:span text:style-name="T5">Z39.50 Prefix Query Format</text:span> (PQF) oder über Suchmaschinen-Robots. Der Zugriff auf Daten in MyCoRe kann gezielt gesteuert werden über eine Benutzer- und Rechteverwaltung oder über <text:span text:style-name="T5">Access Control Listen</text:span> (ACLs), die Zugriffs- und Bearbeitungsrechte auf ein Objekt definieren. <text:span text:style-name="T10">Ein</text:span> <text:span text:style-name="T10">Bildbetrachter dient zum Anzeigen von Digitalisaten und Abbildun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26311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4-08-22T15:20:07.548000000</dc:date>
    <meta:editing-duration>PT15H34M8S</meta:editing-duration>
    <meta:editing-cycles>36</meta:editing-cycles>
    <meta:generator>LibreOffice/4.2.1.1$Windows_x86 LibreOffice_project/d7dbbd7842e6a58b0f521599204e827654e1fb8b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4" meta:word-count="320" meta:character-count="2751" meta:non-whitespace-character-count="2429"/>
    <meta:user-defined meta:name="Info 1"/>
    <meta:user-defined meta:name="Info 2"/>
    <meta:user-defined meta:name="Info 3"/>
    <meta:user-defined meta:name="Info 4"/>
  </office:meta>
</office:document-meta>
</file>